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52cm" draw:marker-end-width="0.3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 style:list-style-name="L1">
      <style:graphic-properties draw:stroke="solid" draw:stroke-dash="Dash_20_2" svg:stroke-width="0.035cm" svg:stroke-color="#000000" draw:marker-start="" draw:marker-start-width="0.352cm" draw:marker-start-center="false" draw:marker-end="" draw:marker-end-width="0.352cm" draw:marker-end-center="false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 draw:shadow-offset-x="0.3cm" draw:shadow-offset-y="0.3cm" draw:shadow-color="#808080"/>
    </style:style>
    <style:style style:name="gr5" style:family="graphic" style:parent-style-name="objectwithoutfill">
      <style:graphic-properties svg:stroke-width="0.035cm" draw:marker-start-width="0.352cm" draw:marker-end="Arrow" draw:marker-end-width="0.352cm" draw:fill="none" draw:fill-color="#ffffff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standard" style:list-style-name="L1">
      <style:graphic-properties draw:stroke="solid" draw:stroke-dash="Dash_20_2" svg:stroke-width="0.035cm" svg:stroke-color="#000000" draw:marker-start="" draw:marker-start-width="0.352cm" draw:marker-start-center="false" draw:marker-end="" draw:marker-end-width="0.352cm" draw:marker-end-center="false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0.692cm"/>
    </style:style>
    <style:style style:name="gr8" style:family="graphic" style:parent-style-name="standard">
      <style:graphic-properties draw:stroke="none" svg:stroke-width="0.035cm" svg:stroke-color="#000000" draw:marker-start-width="0.352cm" draw:marker-end-width="0.352cm" draw:fill="none" draw:fill-color="#ffffff" draw:textarea-horizontal-align="left" draw:auto-grow-height="true" draw:auto-grow-width="true" fo:min-height="0.484cm" fo:min-width="0.891cm"/>
    </style:style>
    <style:style style:name="gr9" style:family="graphic" style:parent-style-name="standard">
      <style:graphic-properties draw:stroke="dash" draw:stroke-dash="Ultrafine_20_Dashed" svg:stroke-width="0.035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Ultrafine_20_Dashed" svg:stroke-width="0.035cm" draw:marker-start-width="0.352cm" draw:marker-end-width="0.352cm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style-name="Курсив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4" style:family="paragraph"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Курсив" style:font-family-generic="roman" style:font-pitch="variable" fo:font-size="12pt"/>
    </style:style>
    <style:style style:name="T2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1cm" svg:height="1cm" svg:x="4.779cm" svg:y="11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5.032cm" svg:y="11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xml:id="id1" draw:id="id1" draw:layer="layout" svg:width="3.5cm" svg:height="1.5cm" svg:x="3.5cm" svg:y="4.5cm">
          <text:p text:style-name="P2"><text:span text:style-name="T1">Выбор режима </text:span></text:p>
          <text:p text:style-name="P2"><text:span text:style-name="T1">"Энциклопедия"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3.5cm" svg:height="1.5cm" svg:x="3.5cm" svg:y="6.738cm">
          <text:p text:style-name="P2"><text:span text:style-name="T1">Выбор </text:span></text:p>
          <text:p text:style-name="P2"><text:span text:style-name="T1">категории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3" draw:id="id3" draw:layer="layout" svg:width="3.5cm" svg:height="1.5cm" svg:x="3.5cm" svg:y="8.975cm">
          <text:p text:style-name="P2"><text:span text:style-name="T1">Выбор </text:span></text:p>
          <text:p text:style-name="P2"><text:span text:style-name="T1">объект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xml:id="id4" draw:id="id4" draw:layer="layout" svg:width="1cm" svg:height="1cm" svg:x="4.76cm" svg:y="2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5.25cm" svg:y1="6cm" svg:x2="5.25cm" svg:y2="6.738cm" draw:start-shape="id1" draw:start-glue-point="6" draw:end-shape="id2" draw:end-glue-point="4" svg:d="M5250 6000v738">
          <text:p/>
        </draw:connector>
        <draw:connector draw:style-name="gr5" draw:text-style-name="P2" draw:layer="layout" svg:x1="5.25cm" svg:y1="8.238cm" svg:x2="5.25cm" svg:y2="8.975cm" draw:start-shape="id2" draw:start-glue-point="6" draw:end-shape="id3" draw:end-glue-point="4" svg:d="M5250 8238v737">
          <text:p/>
        </draw:connector>
        <draw:connector draw:style-name="gr5" draw:text-style-name="P2" draw:layer="layout" svg:x1="5.26cm" svg:y1="3.596cm" svg:x2="5.25cm" svg:y2="4.5cm" draw:start-shape="id4" draw:start-glue-point="8" draw:end-shape="id1" draw:end-glue-point="4" svg:d="M5260 3596v452h-10v452">
          <text:p/>
        </draw:connector>
        <draw:connector draw:style-name="gr5" draw:text-style-name="P2" draw:layer="layout" svg:x1="5.25cm" svg:y1="10.475cm" svg:x2="5.279cm" svg:y2="12.481cm" draw:start-shape="id3" draw:start-glue-point="6" draw:end-shape="id5" svg:d="M5250 10475v2524h29v-518">
          <text:p/>
        </draw:connector>
        <draw:g xml:id="id10" draw:id="id10">
          <draw:custom-shape draw:style-name="gr1" draw:text-style-name="P1" draw:layer="layout" svg:width="1cm" svg:height="1cm" svg:x="15.246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5cm" svg:height="0.5cm" svg:x="15.499cm" svg:y="17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xml:id="id6" draw:id="id6" draw:layer="layout" svg:width="3.5cm" svg:height="1.5cm" svg:x="13.983cm" svg:y="4.519cm">
          <text:p text:style-name="P2"><text:span text:style-name="T1">Выбор режима </text:span></text:p>
          <text:p text:style-name="P2"><text:span text:style-name="T1">"Игра"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7" draw:id="id7" draw:layer="layout" svg:width="3.5cm" svg:height="1.5cm" svg:x="13.983cm" svg:y="6.757cm">
          <text:p text:style-name="P2"><text:span text:style-name="T1">Выбор </text:span></text:p>
          <text:p text:style-name="P2"><text:span text:style-name="T1">темы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9" draw:id="id9" draw:layer="layout" svg:width="3.5cm" svg:height="1.5cm" svg:x="13.983cm" svg:y="14.494cm">
          <text:p text:style-name="P2"><text:span text:style-name="T1">Вывод</text:span></text:p>
          <text:p text:style-name="P2"><text:span text:style-name="T1">результат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8" draw:id="id8" draw:layer="layout" svg:width="1cm" svg:height="1cm" svg:x="15.243cm" svg:y="2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5.733cm" svg:y1="6.019cm" svg:x2="15.733cm" svg:y2="6.757cm" draw:start-shape="id6" draw:start-glue-point="6" draw:end-shape="id7" draw:end-glue-point="4" svg:d="M15733 6019v738">
          <text:p/>
        </draw:connector>
        <draw:connector draw:style-name="gr5" draw:text-style-name="P2" draw:layer="layout" svg:x1="15.743cm" svg:y1="3.615cm" svg:x2="15.733cm" svg:y2="4.519cm" draw:start-shape="id8" draw:start-glue-point="8" draw:end-shape="id6" draw:end-glue-point="4" svg:d="M15743 3615v452h-10v452">
          <text:p/>
        </draw:connector>
        <draw:connector draw:style-name="gr5" draw:text-style-name="P2" draw:layer="layout" draw:line-skew="-0.748cm" svg:x1="15.733cm" svg:y1="15.994cm" svg:x2="15.746cm" svg:y2="17.5cm" draw:start-shape="id9" draw:start-glue-point="6" draw:end-shape="id10" svg:d="M15733 15994v6h13v1500">
          <text:p/>
        </draw:connector>
        <draw:custom-shape draw:style-name="gr3" draw:text-style-name="P1" xml:id="id11" draw:id="id11" draw:layer="layout" svg:width="3.5cm" svg:height="1.5cm" svg:x="13.983cm" svg:y="9.5cm">
          <text:p text:style-name="P2"><text:span text:style-name="T1">Ответ </text:span></text:p>
          <text:p text:style-name="P2"><text:span text:style-name="T1">на вопрос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2" draw:id="id12" draw:layer="layout" svg:width="2.5cm" svg:height="1cm" svg:x="14.483cm" svg:y="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xml:id="id13" draw:id="id13" draw:layer="layout" svg:x1="15.733cm" svg:y1="8.257cm" svg:x2="15.733cm" svg:y2="9.5cm" draw:start-shape="id7" draw:start-glue-point="6" draw:end-shape="id11" draw:end-glue-point="4" svg:d="M15733 8257v1243">
          <text:p/>
        </draw:connector>
        <draw:connector draw:style-name="gr5" draw:text-style-name="P2" draw:layer="layout" svg:x1="15.733cm" svg:y1="11cm" svg:x2="15.733cm" svg:y2="12cm" draw:start-shape="id11" draw:start-glue-point="6" draw:end-shape="id12" draw:end-glue-point="4" svg:d="M15733 11000v1000">
          <text:p/>
        </draw:connector>
        <draw:connector draw:style-name="gr5" draw:text-style-name="P2" draw:layer="layout" draw:line-skew="0.498cm" svg:x1="16.983cm" svg:y1="12.5cm" svg:x2="15.733cm" svg:y2="8.878cm" draw:start-shape="id12" draw:start-glue-point="7" draw:end-shape="id13" draw:end-glue-point="0" svg:d="M16983 12500h1017v-3622h-2267">
          <text:p/>
        </draw:connector>
        <draw:connector draw:style-name="gr5" draw:text-style-name="P2" draw:layer="layout" svg:x1="15.733cm" svg:y1="13cm" svg:x2="15.733cm" svg:y2="14.494cm" draw:start-shape="id12" draw:start-glue-point="6" draw:end-shape="id9" draw:end-glue-point="4" svg:d="M15733 13000v1494">
          <text:p/>
        </draw:connector>
        <draw:frame draw:style-name="gr7" draw:text-style-name="P4" draw:layer="layout" svg:width="1.192cm" svg:height="0.734cm" svg:x="15.791cm" svg:y="13.5cm">
          <draw:text-box>
            <text:p><text:span text:style-name="T2">[да]</text:span></text:p>
          </draw:text-box>
        </draw:frame>
        <draw:frame draw:style-name="gr8" draw:text-style-name="P4" draw:layer="layout" svg:width="1.391cm" svg:height="0.734cm" svg:x="16.592cm" svg:y="11.766cm">
          <draw:text-box>
            <text:p><text:span text:style-name="T2">[нет]</text:span></text:p>
          </draw:text-box>
        </draw:frame>
        <draw:custom-shape draw:style-name="gr9" draw:text-style-name="P2" xml:id="id14" draw:id="id14" draw:layer="layout" svg:width="4.5cm" svg:height="2cm" svg:x="9.5cm" svg:y="11.5cm">
          <text:p text:style-name="P2"><text:span text:style-name="T2">Пользователь ответил </text:span></text:p>
          <text:p text:style-name="P2"><text:span text:style-name="T2">на все вопросы?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4cm" svg:y1="12.5cm" svg:x2="14.483cm" svg:y2="12.5cm" draw:start-shape="id14" draw:start-glue-point="1" draw:end-shape="id12" draw:end-glue-point="5" svg:d="M14000 12500h4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5M10S</meta:editing-duration>
    <meta:editing-cycles>5</meta:editing-cycles>
    <meta:generator>OpenOffice/4.1.2$Win32 OpenOffice.org_project/412m3$Build-9782</meta:generator>
    <dc:date>2015-11-20T06:29:19.44</dc:date>
    <dc:creator>Василий </dc:creator>
    <meta:document-statistic meta:object-count="31"/>
  </office:meta>
</office:document-meta>
</file>